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Standard">
      <style:text-properties officeooo:rsid="011597d6" officeooo:paragraph-rsid="011239bb"/>
    </style:style>
    <style:style style:name="P8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T53" style:family="text">
      <style:text-properties officeooo:rsid="00545a4f"/>
    </style:style>
    <style:style style:name="T54" style:family="text">
      <style:text-properties officeooo:rsid="004e8940"/>
    </style:style>
    <style:style style:name="T55" style:family="text">
      <style:text-properties officeooo:rsid="0046b6a1"/>
    </style:style>
    <style:style style:name="T56" style:family="text">
      <style:text-properties officeooo:rsid="0043d4ca"/>
    </style:style>
    <style:style style:name="T57" style:family="text">
      <style:text-properties officeooo:rsid="0052504a"/>
    </style:style>
    <style:style style:name="T58" style:family="text">
      <style:text-properties officeooo:rsid="0116a8ee"/>
    </style:style>
    <style:style style:name="T59" style:family="text">
      <style:text-properties officeooo:rsid="01181610"/>
    </style:style>
    <style:style style:name="T60" style:family="text">
      <style:text-properties officeooo:rsid="0119ce0b"/>
    </style:style>
    <style:style style:name="T61" style:family="text">
      <style:text-properties officeooo:rsid="011b1578"/>
    </style:style>
    <style:style style:name="T62" style:family="text">
      <style:text-properties officeooo:rsid="011b5279"/>
    </style:style>
    <style:style style:name="T63" style:family="text">
      <style:text-properties officeooo:rsid="011cdf3e"/>
    </style:style>
    <style:style style:name="T64" style:family="text">
      <style:text-properties officeooo:rsid="011dc082"/>
    </style:style>
    <style:style style:name="T65" style:family="text">
      <style:text-properties officeooo:rsid="011f5e9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3"><text:s/><text:span text:style-name="T48">39 - Manual Update History</text:span></text:p>
          </table:table-cell>
        </table:table-row>
      </table:table>
      <text:p text:style-name="P82"/>
      <text:p text:style-name="P84"><text:span text:style-name="T60">0</text:span><text:span text:style-name="T64">8</text:span><text:span text:style-name="T60">.</text:span><text:span text:style-name="T62">0</text:span><text:span text:style-name="T64">7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63">2.</text:span><text:span text:style-name="T64">1</text:span></text:p>
      <text:p text:style-name="P81"><text:span text:style-name="T60">0</text:span><text:span text:style-name="T61">9</text:span><text:span text:style-name="T60">.</text:span><text:span text:style-name="T62">06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63">2.0</text:span></text:p>
      <text:p text:style-name="P80"><text:span text:style-name="T60">0</text:span><text:span text:style-name="T61">9</text:span><text:span text:style-name="T60">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1">3</text:span></text:p>
      <text:p text:style-name="P80"><text:span text:style-name="T60">04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0">2</text:span></text:p>
      <text:p text:style-name="P79"><text:span text:style-name="T59">10.03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0</text:span></text:p>
      <text:p text:style-name="P78"><text:span text:style-name="T53">02.02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0.</text:span><text:span text:style-name="T58">1</text:span></text:p>
      <text:p text:style-name="P77"><text:span text:style-name="T52">30.11.2021 - </text:span>Updated the manual to Bforartists <text:span text:style-name="T52">3</text:span> version <text:span text:style-name="T52">3.0.0</text:span></text:p>
      <text:p text:style-name="P76"><text:span text:style-name="T51">18</text:span>.07.2021 - Updated the manual to Bforartists 2 version 2.9.<text:span text:style-name="T51">3</text:span></text:p>
      <text:p text:style-name="P75">01.07.2021 - Updated the manual to Bforartists 2 version 2.9.2</text:p>
      <text:p text:style-name="P74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4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3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2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2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1">24.09.2020 - <text:span text:style-name="T43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2"> + 25.10.7 + <text:s/>25.10.8</text:span></text:p>
      <text:p text:style-name="P65">1<text:span text:style-name="T40">3</text:span>.08.2020 - Added chapter 25.10.<text:span text:style-name="T40">4 + <text:s/></text:span>25.10.<text:span text:style-name="T41">5</text:span></text:p>
      <text:p text:style-name="P64">11.08.2020 - Added chapter 25.10.3</text:p>
      <text:p text:style-name="P63"><text:span text:style-name="T39">10.</text:span>08.2020 - <text:span text:style-name="T37">Added chapter 25.10.2</text:span></text:p>
      <text:p text:style-name="P62">0<text:span text:style-name="T38">8</text:span>.08.2020 - <text:span text:style-name="T37">Added chapter 25.10 <text:s/>and 25.10.1</text:span></text:p>
      <text:p text:style-name="P62">0<text:span text:style-name="T37">7</text:span>.08.2020 - <text:span text:style-name="T37">Added chapters around 25.9, Particles tab</text:span></text:p>
      <text:p text:style-name="P61">04.08.2020 - Update<text:span text:style-name="T36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<text:soft-page-break/>2<text:span text:style-name="T35">8</text:span>.07.2020 - UV Editor <text:span text:style-name="T34">, added chapters 25.12 around the object data tab</text:span></text:p>
      <text:p text:style-name="P57">22.07.2020 - UV Editor <text:span text:style-name="T34">, added documentation for</text:span> U<text:span text:style-name="T34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3">12.07.2020 - </text:span>Added chapter 25.8.<text:span text:style-name="T33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2">, Update chapter 7.2.2</text:span></text:p>
      <text:p text:style-name="P51">01.07.2020 - Added chapter 25.11 Editors - Properties Editor - Object Constraints Tab</text:p>
      <text:p text:style-name="P50"><text:span text:style-name="T31">30</text:span>.06.2020 - <text:span text:style-name="T30">Updated chapter 25.7</text:span></text:p>
      <text:p text:style-name="P49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8"><text:span text:style-name="T27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6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5">.2020</text:span> - Manual update for upcoming Bforartists 2.1.0 version</text:p>
      <text:p text:style-name="P37">2<text:span text:style-name="T24">8</text:span>.05.2020 - Manual update for upcoming Bforartists 2.1.0 version</text:p>
      <text:p text:style-name="P36">01.06.2020 - Added chapters 17 around Graph Editor</text:p>
      <text:p text:style-name="P36">2<text:span text:style-name="T24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<text:soft-page-break/>28.04.2020 - Added chapter 37 - How to use the Manual</text:p>
      <text:p text:style-name="P31">18.04.2020 - Updated the manual for Bforartists 2 gold</text:p>
      <text:p text:style-name="P30">1<text:span text:style-name="T23">6</text:span>.04.2020 - Updated the manual for Bforartists <text:span text:style-name="T23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6">20.02.2020 - Update<text:span text:style-name="T20">d</text:span> chapter 8.3.1<text:span text:style-name="T20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19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8">8</text:span>.12.2019 - added chapter<text:span text:style-name="T18"> </text:span>9.1.3 Editors - UV Editor - Header - Image Menu.pdf</text:p>
      <text:p text:style-name="P16">1<text:span text:style-name="T17">7</text:span>.12.2019 - added chapter<text:span text:style-name="T17"> 9.1.2 Editors - UV Editor - Header - Select Menu.pdf</text:span></text:p>
      <text:p text:style-name="P15">16.12.2019 - added chapter 9 Editors - UV Editor.pdf<text:span text:style-name="T16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3">8</text:span>.11.2019 - added chapter 8.1.2 Editors - Image Editor - Header - Image menu.pdf</text:p>
      <text:p text:style-name="P11"><text:soft-page-break/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10">1<text:span text:style-name="T10">6</text:span>.11.2019 - added chapter 8 Editors - Image Editor.pdf<text:span text:style-name="T11">, Update chapter 6 Editors introduction.pdf</text:span></text:p>
      <text:p text:style-name="P10">15.11.2019 - added chapter 7.3.1 Editors - 3D View - Sidebar - Mini Lightlib.pdf</text:p>
      <text:p text:style-name="P9"><text:span text:style-name="T7">14</text:span>.11.2019 <text:span text:style-name="T9">- added chapter 7.3 Editors - 3D View - Sidebar.pdf</text:span></text:p>
      <text:p text:style-name="P8"><text:span text:style-name="T7">11</text:span>.11.2019 <text:span text:style-name="T9">- added brush menu to chapters 7.2, renamed chapters</text:span></text:p>
      <text:p text:style-name="P7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6">9</text:span>.11.2019 - Added chapter 7.1.14 Editors - 3D View - Tool Shelf - Grease Pencil - Draw Mode</text:p>
      <text:p text:style-name="P6">0<text:span text:style-name="T5">8</text:span>.11.2019 - Added chapter 7.1.13 Editors - 3D View - Tool Shelf - Grase Pencil - Sculpt Mode.pdf</text:p>
      <text:p text:style-name="P5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1239bb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45S</meta:editing-duration>
    <meta:editing-cycles>262</meta:editing-cycles>
    <meta:generator>LibreOffice/7.2.7.2$Windows_X86_64 LibreOffice_project/8d71d29d553c0f7dcbfa38fbfda25ee34cce99a2</meta:generator>
    <dc:date>2022-07-08T18:32:12.792000000</dc:date>
    <meta:document-statistic meta:table-count="1" meta:image-count="1" meta:object-count="0" meta:page-count="7" meta:paragraph-count="169" meta:word-count="2400" meta:character-count="13713" meta:non-whitespace-character-count="11465"/>
    <meta:template xlink:type="simple" xlink:actuate="onRequest" xlink:title="standard1cm" xlink:href="../../../../AppData/Roaming/LibreOffice/4/user/template/standard1cm.ott" meta:date="2016-03-28T18:47:57.125000000"/>
  </office:meta>
</office:document-meta>
</file>